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770000032269FB8CA3.jpg" manifest:media-type="image/jpeg"/>
  <manifest:file-entry manifest:full-path="Pictures/100000000000029C0000015CB5B8A19F.jpg" manifest:media-type="image/jpeg"/>
  <manifest:file-entry manifest:full-path="Pictures/1000000000000119000000C50CEB55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Lucida Grande" svg:font-family="'Lucida Grande', 'Lucida Sans', 'Microsoft Sans Serif', 'Lucida Sans Unicode', Verdana, Sans-serif, 'trebuchet ms'"/>
    <style:font-face style:name="NewsGotT2" svg:font-family="NewsGotT"/>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0.5pt solid #808080" fo:border-bottom="0.5pt solid #808080"/>
    </style:style>
    <style:style style:name="Tabla1.D5" style:family="table-cell">
      <style:table-cell-properties style:vertical-align="middle" fo:padding="0.097cm" fo:border="0.5pt solid #808080"/>
    </style:style>
    <style:style style:name="Tabla1.A6" style:family="table-cell">
      <style:table-cell-properties style:vertical-align="middle" fo:padding="0.097cm" fo:border-left="0.5pt solid #808080" fo:border-right="none"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data-style-name="N37">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P1" style:family="paragraph" style:parent-style-name="Table_20_Contents">
      <style:paragraph-properties fo:margin-left="0cm" fo:margin-right="0cm" fo:margin-top="0cm" fo:margin-bottom="0.499cm" loext:contextual-spacing="false"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loext: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officeooo:rsid="000b1e38" officeooo:paragraph-rsid="000b1e38"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NewsGotT2"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text-properties fo:color="#000000"/>
    </style:style>
    <style:style style:name="P7" style:family="paragraph" style:parent-style-name="Text_20_body">
      <style:paragraph-properties fo:text-align="justify" style:justify-single-word="false"/>
      <style:text-properties fo:color="#000000"/>
    </style:style>
    <style:style style:name="P8" style:family="paragraph" style:parent-style-name="Text_20_body">
      <style:paragraph-properties fo:text-align="justify" style:justify-single-word="false"/>
      <style:text-properties fo:color="#000000" style:font-name-asian="MS Mincho" style:font-name-complex="Tahoma1"/>
    </style:style>
    <style:style style:name="P9" style:family="paragraph" style:parent-style-name="Text_20_body">
      <style:text-properties fo:color="#000000" fo:language="zxx" fo:country="none" style:language-asian="zxx" style:country-asian="none"/>
    </style:style>
    <style:style style:name="P10" style:family="paragraph" style:parent-style-name="Text_20_body">
      <style:text-properties fo:color="#000000" fo:language="zxx" fo:country="none" officeooo:rsid="005d9874" officeooo:paragraph-rsid="005d9874" style:language-asian="zxx" style:country-asian="none"/>
    </style:style>
    <style:style style:name="P11" style:family="paragraph" style:parent-style-name="Text_20_body">
      <style:text-properties fo:color="#000000" style:font-name="NewsGotT" fo:font-size="12pt" officeooo:rsid="005d9874" officeooo:paragraph-rsid="005d9874"/>
    </style:style>
    <style:style style:name="P12" style:family="paragraph" style:parent-style-name="Text_20_body">
      <style:text-properties fo:color="#000000" style:font-name="NewsGotT" fo:font-size="12pt" officeooo:rsid="0070c628" officeooo:paragraph-rsid="0070c628"/>
    </style:style>
    <style:style style:name="P13" style:family="paragraph" style:parent-style-name="Text_20_body">
      <style:text-properties fo:font-variant="normal" fo:text-transform="none" fo:color="#222222" style:font-name="Lucida Grande" fo:font-size="9pt" fo:letter-spacing="normal" fo:font-style="normal" fo:font-weight="normal" officeooo:rsid="005ed27c" officeooo:paragraph-rsid="005ed27c"/>
    </style:style>
    <style:style style:name="P14" style:family="paragraph" style:parent-style-name="Text_20_body">
      <style:text-properties fo:font-variant="normal" fo:text-transform="none" fo:color="#000000" style:font-name="Lucida Grande" fo:font-size="12pt" fo:letter-spacing="normal" fo:font-style="italic" fo:font-weight="normal" officeooo:rsid="005d9874" officeooo:paragraph-rsid="005d9874" style:font-style-asian="italic" style:font-style-complex="italic"/>
    </style:style>
    <style:style style:name="P15" style:family="paragraph" style:parent-style-name="Text_20_body">
      <style:text-properties fo:font-variant="normal" fo:text-transform="none" fo:color="#000000" style:font-name="Lucida Grande" fo:font-size="12pt" fo:letter-spacing="normal" fo:font-style="italic" fo:font-weight="normal" officeooo:rsid="005d9874" officeooo:paragraph-rsid="0070c628" style:font-style-asian="italic" style:font-style-complex="italic"/>
    </style:style>
    <style:style style:name="P16" style:family="paragraph" style:parent-style-name="Text_20_body">
      <style:text-properties fo:font-variant="normal" fo:text-transform="none" fo:color="#000000" style:font-name="Lucida Grande" fo:font-size="12pt" fo:letter-spacing="normal" fo:font-style="normal" fo:font-weight="normal" officeooo:rsid="005d9874" officeooo:paragraph-rsid="005d9874"/>
    </style:style>
    <style:style style:name="P17" style:family="paragraph" style:parent-style-name="Text_20_body">
      <style:text-properties fo:font-variant="normal" fo:text-transform="none" fo:color="#000000" style:font-name="Lucida Grande" fo:font-size="12pt" fo:letter-spacing="normal" fo:font-style="normal" fo:font-weight="normal" officeooo:rsid="005d9874" officeooo:paragraph-rsid="005f0416"/>
    </style:style>
    <style:style style:name="P18" style:family="paragraph" style:parent-style-name="Text_20_body">
      <style:text-properties fo:font-variant="normal" fo:text-transform="none" fo:color="#000000" style:font-name="Lucida Grande" fo:font-size="12pt" fo:letter-spacing="normal" fo:font-style="normal" fo:font-weight="normal" officeooo:rsid="005ed27c" officeooo:paragraph-rsid="005d9874"/>
    </style:style>
    <style:style style:name="P19" style:family="paragraph" style:parent-style-name="Text_20_body">
      <style:text-properties fo:font-variant="normal" fo:text-transform="none" fo:color="#000000" style:font-name="Lucida Grande" fo:font-size="12pt" fo:letter-spacing="normal" fo:font-style="normal" fo:font-weight="normal" officeooo:rsid="005ed27c" officeooo:paragraph-rsid="005ed27c"/>
    </style:style>
    <style:style style:name="P20" style:family="paragraph" style:parent-style-name="Text_20_body">
      <style:text-properties fo:font-variant="normal" fo:text-transform="none" fo:color="#000000" style:font-name="Lucida Grande" fo:font-size="12pt" fo:letter-spacing="normal" fo:font-style="normal" fo:font-weight="normal" officeooo:rsid="005f0416" officeooo:paragraph-rsid="005f0416" style:font-size-asian="10pt" style:font-style-asian="italic" style:font-size-complex="10pt" style:font-style-complex="italic"/>
    </style:style>
    <style:style style:name="P21" style:family="paragraph" style:parent-style-name="Standard">
      <style:text-properties fo:font-size="12pt" style:font-size-asian="12pt" style:font-size-complex="12pt"/>
    </style:style>
    <style:style style:name="P22" style:family="paragraph" style:parent-style-name="Text_20_body">
      <style:paragraph-properties fo:padding="0cm" fo:border="none"/>
    </style:style>
    <style:style style:name="P23" style:family="paragraph" style:parent-style-name="Subtitle">
      <style:paragraph-properties fo:padding="0cm" fo:border="none"/>
    </style:style>
    <style:style style:name="P24" style:family="paragraph" style:parent-style-name="Title">
      <style:paragraph-properties fo:padding="0cm" fo:border="none"/>
      <style:text-properties officeooo:rsid="005bf113" officeooo:paragraph-rsid="005bf113"/>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fo:font-weight="normal" officeooo:rsid="001045f5" officeooo:paragraph-rsid="001045f5" style:font-weight-asian="normal" style:font-weight-complex="normal"/>
    </style:style>
    <style:style style:name="P30" style:family="paragraph" style:parent-style-name="Table_20_Contents">
      <style:text-properties fo:font-weight="normal" officeooo:rsid="004c99f7" officeooo:paragraph-rsid="004c99f7" style:font-weight-asian="normal" style:font-weight-complex="normal"/>
    </style:style>
    <style:style style:name="P31" style:family="paragraph" style:parent-style-name="Table_20_Contents">
      <style:text-properties officeooo:rsid="001073ae" officeooo:paragraph-rsid="001073ae"/>
    </style:style>
    <style:style style:name="P32" style:family="paragraph" style:parent-style-name="Table_20_Contents">
      <style:text-properties officeooo:rsid="006c57f1" officeooo:paragraph-rsid="006c57f1"/>
    </style:style>
    <style:style style:name="P33" style:family="paragraph" style:parent-style-name="Table_20_Contents">
      <style:paragraph-properties fo:text-align="center" style:justify-single-word="false"/>
      <style:text-properties officeooo:rsid="006f4e22" officeooo:paragraph-rsid="006f4e22"/>
    </style:style>
    <style:style style:name="P34" style:family="paragraph" style:parent-style-name="Nota_20_al_20_pié">
      <style:paragraph-properties fo:text-align="start" style:justify-single-word="false"/>
    </style:style>
    <style:style style:name="P35" style:family="paragraph" style:parent-style-name="Standard">
      <style:paragraph-properties fo:break-before="page"/>
    </style:style>
    <style:style style:name="P36" style:family="paragraph" style:parent-style-name="Tema" style:master-page-name="">
      <style:paragraph-properties style:page-number="auto" fo:padding="0cm" fo:border-left="none" fo:border-right="none" fo:border-top="none" fo:border-bottom="0.51pt solid #808080" style:shadow="none"/>
      <style:text-properties fo:font-size="14pt" style:font-size-asian="14pt" style:font-size-complex="14pt"/>
    </style:style>
    <style:style style:name="P37" style:family="paragraph" style:parent-style-name="Text_20_body">
      <style:paragraph-properties fo:margin-left="1.27cm" fo:margin-right="0cm" fo:text-indent="0cm" style:auto-text-indent="false"/>
      <style:text-properties fo:font-variant="normal" fo:text-transform="none" fo:color="#000000" style:font-name="Lucida Grande" fo:font-size="10pt" fo:letter-spacing="normal" fo:font-style="italic" fo:font-weight="normal" officeooo:rsid="005ed27c" officeooo:paragraph-rsid="005ed27c" style:font-size-asian="10pt" style:font-style-asian="italic" style:font-size-complex="10pt" style:font-style-complex="italic"/>
    </style:style>
    <style:style style:name="P38" style:family="paragraph" style:parent-style-name="Contents_20_1">
      <style:paragraph-properties>
        <style:tab-stops>
          <style:tab-stop style:position="16cm" style:type="right" style:leader-style="dotted" style:leader-text="."/>
        </style:tab-stops>
      </style:paragraph-properties>
    </style:style>
    <style:style style:name="P39" style:family="paragraph" style:parent-style-name="Contents_20_2">
      <style:paragraph-properties>
        <style:tab-stops>
          <style:tab-stop style:position="16cm" style:type="right" style:leader-style="dotted" style:leader-text="."/>
        </style:tab-stops>
      </style:paragraph-properties>
    </style:style>
    <style:style style:name="P40" style:family="paragraph" style:parent-style-name="Standard" style:master-page-name="Portada">
      <style:paragraph-properties style:page-number="auto"/>
    </style:style>
    <style:style style:name="P41" style:family="paragraph" style:parent-style-name="Text_20_body" style:list-style-name="L1">
      <style:text-properties officeooo:rsid="0044e114" officeooo:paragraph-rsid="0044e114"/>
    </style:style>
    <style:style style:name="P42" style:family="paragraph" style:parent-style-name="Text_20_body" style:list-style-name="L2">
      <style:text-properties officeooo:rsid="004d3d23" officeooo:paragraph-rsid="004d3d23" style:font-name-asian="MS Mincho" style:font-name-complex="Tahoma1"/>
    </style:style>
    <style:style style:name="P43" style:family="paragraph" style:parent-style-name="Text_20_body" style:list-style-name="L2">
      <style:text-properties officeooo:rsid="003051a1" officeooo:paragraph-rsid="003051a1" style:font-name-asian="MS Mincho" style:font-name-complex="Tahoma1"/>
    </style:style>
    <style:style style:name="P44" style:family="paragraph" style:parent-style-name="Text_20_body" style:list-style-name="L2">
      <loext:graphic-properties draw:fill="solid" draw:fill-color="#ffffff"/>
      <style:paragraph-properties fo:text-align="justify" style:justify-single-word="false" fo:background-color="#ffffff">
        <style:background-image/>
      </style:paragraph-properties>
      <style:text-properties fo:color="#000000" style:font-name-asian="MS Mincho" style:font-name-complex="Tahoma1"/>
    </style:style>
    <style:style style:name="P45" style:family="paragraph" style:parent-style-name="Text_20_body" style:list-style-name="L3">
      <style:text-properties fo:font-variant="normal" fo:text-transform="none" fo:color="#000000" style:font-name="Lucida Grande" fo:font-size="12pt" fo:letter-spacing="normal" fo:font-style="italic" fo:font-weight="normal" officeooo:rsid="006d9e41" officeooo:paragraph-rsid="006d9e41" style:font-style-asian="italic" style:font-style-complex="italic"/>
    </style:style>
    <style:style style:name="P46" style:family="paragraph" style:parent-style-name="Text_20_body" style:list-style-name="L3">
      <style:text-properties fo:font-variant="normal" fo:text-transform="none" fo:color="#000000" style:font-name="Lucida Grande" fo:font-size="12pt" fo:letter-spacing="normal" fo:font-style="italic" fo:font-weight="normal" officeooo:rsid="006d9e41" officeooo:paragraph-rsid="0070c628" style:font-style-asian="italic" style:font-style-complex="italic"/>
    </style:style>
    <style:style style:name="P47" style:family="paragraph" style:parent-style-name="Text_20_body" style:list-style-name="L3">
      <style:text-properties fo:font-variant="normal" fo:text-transform="none" fo:color="#000000" style:font-name="Lucida Grande" fo:font-size="12pt" fo:letter-spacing="normal" fo:font-style="italic" fo:font-weight="normal" officeooo:rsid="005d9874" officeooo:paragraph-rsid="005d9874" style:font-style-asian="italic" style:font-style-complex="italic"/>
    </style:style>
    <style:style style:name="P48" style:family="paragraph" style:parent-style-name="Text_20_body">
      <style:text-properties fo:font-variant="normal" fo:text-transform="none" fo:color="#000000" style:font-name="Lucida Grande" fo:font-size="12pt" fo:letter-spacing="normal" fo:font-style="normal" fo:font-weight="normal" officeooo:rsid="005ed27c" officeooo:paragraph-rsid="005ed27c"/>
    </style:style>
    <style:style style:name="P49" style:family="paragraph" style:parent-style-name="Text_20_body">
      <style:text-properties officeooo:rsid="0074776d" officeooo:paragraph-rsid="0074776d"/>
    </style:style>
    <style:style style:name="P50" style:family="paragraph" style:parent-style-name="Hoja_20_de_20_Control" style:master-page-name="Standard">
      <style:paragraph-properties fo:text-align="center" style:justify-single-word="false" style:page-number="auto"/>
    </style:style>
    <style:style style:name="P51" style:family="paragraph" style:parent-style-name="Heading_20_1">
      <style:text-properties fo:color="#000000" fo:font-size="12pt"/>
    </style:style>
    <style:style style:name="P52" style:family="paragraph" style:parent-style-name="Heading_20_1">
      <style:paragraph-properties fo:break-before="page"/>
      <style:text-properties officeooo:rsid="005d9874" officeooo:paragraph-rsid="005d9874"/>
    </style:style>
    <style:style style:name="P53" style:family="paragraph" style:parent-style-name="Heading_20_2">
      <style:text-properties fo:color="#000000"/>
    </style:style>
    <style:style style:name="P54" style:family="paragraph" style:parent-style-name="Heading_20_2">
      <style:paragraph-properties fo:text-align="justify" style:justify-single-word="false"/>
      <style:text-properties fo:color="#000000"/>
    </style:style>
    <style:style style:name="P55" style:family="paragraph" style:parent-style-name="Heading_20_2">
      <style:paragraph-properties fo:text-align="justify" style:justify-single-word="false"/>
      <style:text-properties fo:color="#000000" style:font-name-asian="MS Mincho" style:font-name-complex="Tahoma1"/>
    </style:style>
    <style:style style:name="P56" style:family="paragraph" style:parent-style-name="Heading_20_2">
      <style:text-properties fo:color="#000000" fo:font-size="12pt"/>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style:font-name="Calibri" fo:font-size="11pt"/>
    </style:style>
    <style:style style:name="T3" style:family="text">
      <style:text-properties style:text-underline-style="none"/>
    </style:style>
    <style:style style:name="T4" style:family="text">
      <style:text-properties style:text-underline-style="none" officeooo:rsid="0012ce02"/>
    </style:style>
    <style:style style:name="T5" style:family="text">
      <style:text-properties officeooo:rsid="0012ce02"/>
    </style:style>
    <style:style style:name="T6" style:family="text">
      <style:text-properties officeooo:rsid="00321a9e"/>
    </style:style>
    <style:style style:name="T7" style:family="text">
      <style:text-properties fo:color="#000000" fo:font-size="12pt"/>
    </style:style>
    <style:style style:name="T8" style:family="text">
      <style:text-properties fo:color="#000000" fo:font-size="12pt" fo:font-style="italic" officeooo:rsid="006d9e41" style:font-style-asian="italic" style:font-style-complex="italic"/>
    </style:style>
    <style:style style:name="T9" style:family="text">
      <style:text-properties fo:color="#000000" fo:font-size="12pt" officeooo:rsid="0068e770"/>
    </style:style>
    <style:style style:name="T10" style:family="text">
      <style:text-properties officeooo:rsid="004c99f7"/>
    </style:style>
    <style:style style:name="T11" style:family="text">
      <style:text-properties officeooo:rsid="006d9e41"/>
    </style:style>
    <style:style style:name="T12" style:family="text">
      <style:text-properties officeooo:rsid="0070c628"/>
    </style:style>
    <style:style style:name="T13" style:family="text">
      <style:text-properties officeooo:rsid="00732531"/>
    </style:style>
    <style:style style:name="T1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form:form form:name="CreateFedlet"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40"/>
      <text:p text:style-name="Standard"/>
      <text:p text:style-name="Standard"/>
      <text:p text:style-name="Standard"><text:s/></text:p>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6"><text:subject>Framework PLATINA</text:subject></text:p>
      <text:p text:style-name="P24">PLATINA</text:p>
      <text:p text:style-name="P23"/>
      <text:p text:style-name="P22"/>
      <text:p text:style-name="P22"/>
      <text:p text:style-name="P22"/>
      <text:p text:style-name="P22"/>
      <text:p text:style-name="Nota_20_al_20_pié">Versión: <text:keywords>1.0</text:keywords></text:p>
      <text:p text:style-name="Nota_20_al_20_pié"/>
      <text:p text:style-name="Nota_20_al_20_pié"/>
      <text:p text:style-name="Nota_20_al_20_pié"/>
      <text:p text:style-name="P34">[Versión del Producto]</text:p>
      <table:table table:name="Tabla5" table:style-name="Tabla5">
        <table:table-column table:style-name="Tabla5.A"/>
        <table:table-row>
          <table:table-cell table:style-name="Tabla5.A1" office:value-type="string">
            <text:p text:style-name="P7">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50">HOJA DE CONTROL</text:p>
      <text:p text:style-name="Text_20_body"/>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5">Organismo</text:p>
          </table:table-cell>
          <table:table-cell table:style-name="Tabla1.B1" table:number-columns-spanned="3" office:value-type="string">
            <text:p text:style-name="Table_20_Contents"><text:span text:style-name="T2">Consejería de Hacienda y Administración Pública</text:span> </text:p>
          </table:table-cell>
          <table:covered-table-cell/>
          <table:covered-table-cell/>
        </table:table-row>
        <table:table-row>
          <table:table-cell table:style-name="Tabla1.A2" office:value-type="string">
            <text:p text:style-name="P25">Proyecto</text:p>
          </table:table-cell>
          <table:table-cell table:style-name="Tabla1.B4" table:number-columns-spanned="3" office:value-type="string">
            <text:p text:style-name="P31">PLATINA</text:p>
          </table:table-cell>
          <table:covered-table-cell/>
          <table:covered-table-cell/>
        </table:table-row>
        <table:table-row>
          <table:table-cell table:style-name="Tabla1.A2" office:value-type="string">
            <text:p text:style-name="P25">Entregable</text:p>
          </table:table-cell>
          <table:table-cell table:style-name="Tabla1.B4" table:number-columns-spanned="3" office:value-type="string">
            <text:p text:style-name="P32">Framework PLATINA</text:p>
          </table:table-cell>
          <table:covered-table-cell/>
          <table:covered-table-cell/>
        </table:table-row>
        <table:table-row>
          <table:table-cell table:style-name="Tabla1.A2" office:value-type="string">
            <text:p text:style-name="P25">Autor</text:p>
          </table:table-cell>
          <table:table-cell table:style-name="Tabla1.B4" table:number-columns-spanned="3" office:value-type="string">
            <text:p text:style-name="P30">SANDETEL</text:p>
          </table:table-cell>
          <table:covered-table-cell/>
          <table:covered-table-cell/>
        </table:table-row>
        <table:table-row>
          <table:table-cell table:style-name="Tabla1.A2" office:value-type="string">
            <text:p text:style-name="P25">Aprobado por</text:p>
          </table:table-cell>
          <table:table-cell table:style-name="Tabla1.B5" office:value-type="string">
            <text:p text:style-name="Table_20_Contents"/>
          </table:table-cell>
          <table:table-cell table:style-name="Tabla1.A1" office:value-type="string">
            <text:p text:style-name="P25">Fecha Aprobación</text:p>
          </table:table-cell>
          <table:table-cell table:style-name="Tabla1.D5" office:value-type="string">
            <text:p text:style-name="P27">DD/MM/AAAA</text:p>
          </table:table-cell>
        </table:table-row>
        <table:table-row>
          <table:table-cell table:style-name="Tabla1.A6" office:value-type="string">
            <text:p text:style-name="P25"/>
          </table:table-cell>
          <table:table-cell table:style-name="Tabla1.B6" office:value-type="string">
            <text:p text:style-name="Table_20_Contents"/>
          </table:table-cell>
          <table:table-cell table:style-name="Tabla1.A2" office:value-type="string">
            <text:p text:style-name="P25">Nº Total de Páginas</text:p>
          </table:table-cell>
          <table:table-cell table:style-name="Tabla1.D6" office:value-type="string">
            <text:p text:style-name="P27"><text:page-count>8</text:page-count></text:p>
          </table:table-cell>
        </table:table-row>
      </table:table>
      <text:p text:style-name="Standard"/>
      <text:p text:style-name="P21"/>
      <text:p text:style-name="P21">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6">Versión</text:p>
          </table:table-cell>
          <table:table-cell table:style-name="Tabla3.A1" office:value-type="string">
            <text:p text:style-name="P26">Causa del Cambio</text:p>
          </table:table-cell>
          <table:table-cell table:style-name="Tabla3.A1" office:value-type="string">
            <text:p text:style-name="P26">Responsable del Cambio</text:p>
          </table:table-cell>
          <table:table-cell table:style-name="Tabla3.D1" office:value-type="string">
            <text:p text:style-name="P26">Fecha del Cambio</text:p>
          </table:table-cell>
        </table:table-row>
        <table:table-row>
          <table:table-cell table:style-name="Tabla3.A2" office:value-type="float" office:value="100">
            <text:p text:style-name="P27">0100</text:p>
          </table:table-cell>
          <table:table-cell table:style-name="Tabla3.B4" office:value-type="string">
            <text:p text:style-name="P27">Versión inicial</text:p>
          </table:table-cell>
          <table:table-cell table:style-name="Tabla3.C4" office:value-type="string">
            <text:p text:style-name="P29">Juan Antonio Campano Berlanga</text:p>
          </table:table-cell>
          <table:table-cell table:style-name="Tabla3.D2" office:value-type="date" office:date-value="2015-05-24">
            <text:p text:style-name="P27"><text:span text:style-name="T10">24/05</text:span>/<text:span text:style-name="T6">15</text:span></text:p>
          </table:table-cell>
        </table:table-row>
        <table:table-row>
          <table:table-cell table:style-name="Tabla3.A4" office:value-type="string">
            <text:p text:style-name="P33">0110</text:p>
          </table:table-cell>
          <table:table-cell table:style-name="Tabla3.B4" office:value-type="string">
            <text:p text:style-name="P33">Versión 1.1.0</text:p>
          </table:table-cell>
          <table:table-cell table:style-name="Tabla3.C4" office:value-type="string">
            <text:p text:style-name="P33">Juan Antonio Campano Berlanga</text:p>
          </table:table-cell>
          <table:table-cell table:style-name="Tabla3.D4" office:value-type="string">
            <text:p text:style-name="P33">25/06/15</text:p>
          </table:table-cell>
        </table:table-row>
        <table:table-row>
          <table:table-cell table:style-name="Tabla3.A4" office:value-type="string">
            <text:p text:style-name="P27"/>
          </table:table-cell>
          <table:table-cell table:style-name="Tabla3.B4" office:value-type="string">
            <text:p text:style-name="P27"/>
          </table:table-cell>
          <table:table-cell table:style-name="Tabla3.C4" office:value-type="string">
            <text:p text:style-name="P27"/>
          </table:table-cell>
          <table:table-cell table:style-name="Tabla3.D4" office:value-type="string">
            <text:p text:style-name="P27"/>
          </table:table-cell>
        </table:table-row>
      </table:table>
      <text:p text:style-name="Standard"/>
      <text:p text:style-name="P21"/>
      <text:p text:style-name="P21">CONTROL DE DISTRIBUCIÓN</text:p>
      <text:p text:style-name="Standard"/>
      <table:table table:name="Tabla4" table:style-name="Tabla4">
        <table:table-column table:style-name="Tabla4.A"/>
        <table:table-row>
          <table:table-cell table:style-name="Tabla4.A1" office:value-type="string">
            <text:p text:style-name="P25">Nombre y Apellidos</text:p>
          </table:table-cell>
        </table:table-row>
        <table:table-row>
          <table:table-cell table:style-name="Tabla4.A6" office:value-type="string">
            <text:p text:style-name="P28">&lt;Nombre Apellido1 Apellido2&gt;</text:p>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P35"/>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8"><text:a xlink:type="simple" xlink:href="#__RefHeading__20243_1554739287" text:style-name="Internet_20_link" text:visited-style-name="Internet_20_link">1 Introducción<text:tab/>4</text:a></text:p>
          <text:p text:style-name="P39"><text:a xlink:type="simple" xlink:href="#__RefHeading__16088_1554739287" text:style-name="Internet_20_link" text:visited-style-name="Internet_20_link">1.1 Objeto<text:tab/>4</text:a></text:p>
          <text:p text:style-name="P39"><text:a xlink:type="simple" xlink:href="#__RefHeading__1988_1977503599" text:style-name="Internet_20_link" text:visited-style-name="Internet_20_link">1.2 Alcance<text:tab/>4</text:a></text:p>
          <text:p text:style-name="P39"><text:a xlink:type="simple" xlink:href="#__RefHeading__16229_1554739287" text:style-name="Internet_20_link" text:visited-style-name="Internet_20_link">1.3 Glosario y definiciones<text:tab/>4</text:a></text:p>
          <text:p text:style-name="P38"><text:a xlink:type="simple" xlink:href="#__RefHeading__16092_1554739287" text:style-name="Internet_20_link" text:visited-style-name="Internet_20_link">2 Despliegue del componente en el ESB<text:tab/>5</text:a></text:p>
          <text:p text:style-name="P38"><text:a xlink:type="simple" xlink:href="#__RefHeading___Toc1074_390463223" text:style-name="Internet_20_link" text:visited-style-name="Internet_20_link">3 Configuración adicional en ESB<text:tab/>7</text:a></text:p>
          <text:p text:style-name="P39"><text:a xlink:type="simple" xlink:href="#__RefHeading___Toc1078_390463223" text:style-name="Internet_20_link" text:visited-style-name="Internet_20_link">3.1 Actualización profile de BAM<text:tab/>7</text:a></text:p>
        </text:index-body>
      </text:table-of-content>
      <text:h text:style-name="Heading_20_1" text:outline-level="1"><text:bookmark-start text:name="__RefHeading__20243_1554739287"/>Introducción<text:bookmark-end text:name="__RefHeading__20243_1554739287"/></text:h>
      <text:p text:style-name="Text_20_body"/>
      <text:p text:style-name="Text_20_body"/>
      <text:h text:style-name="P53" text:outline-level="2"><text:bookmark-start text:name="__RefHeading__16088_1554739287"/>Objeto<text:bookmark-end text:name="__RefHeading__16088_1554739287"/></text:h>
      <text:p text:style-name="P6"/>
      <text:p text:style-name="P10">En el presente documento se describen las acciones necesarias para desplegar y configurar correctamente <text:span text:style-name="T11">el componente Framework PLATINA a su versión 1.1.0.</text:span></text:p>
      <text:p text:style-name="P9"/>
      <text:p text:style-name="P9"/>
      <text:h text:style-name="P54" text:outline-level="2"><text:bookmark-start text:name="__RefHeading__1988_1977503599"/>Alcance<text:bookmark-end text:name="__RefHeading__1988_1977503599"/></text:h>
      <text:p text:style-name="P7"/>
      <text:p text:style-name="P7"><text:bookmark-start text:name="DDE_LINK2"/><text:bookmark-start text:name="DDE_LINK11"/>E<text:bookmark-end text:name="DDE_LINK2"/><text:bookmark-end text:name="DDE_LINK11"/>l documento va dirigido a personal técnico <text:span text:style-name="T5">encargado de los sistemas que componen PLATINA.</text:span></text:p>
      <text:p text:style-name="P7"/>
      <text:p text:style-name="P7"/>
      <text:h text:style-name="Heading_20_2" text:outline-level="2"><text:bookmark-start text:name="__RefHeading__16229_1554739287"/>Glosario y definiciones<text:bookmark-end text:name="__RefHeading__16229_1554739287"/></text:h>
      <text:list xml:id="list3075729290871200159" text:style-name="L1">
        <text:list-header>
          <text:p text:style-name="P41"/>
        </text:list-header>
      </text:list>
      <text:list xml:id="list3953854522040480312" text:style-name="L2">
        <text:list-header>
          <text:p text:style-name="P42"><text:span text:style-name="T4">N/</text:span><text:span text:style-name="T3">A</text:span></text:p>
          <text:p text:style-name="P43"/>
          <text:p text:style-name="P44"/>
        </text:list-header>
      </text:list>
      <text:p text:style-name="P8"/>
      <text:h text:style-name="P55" text:outline-level="2" text:is-list-header="true"/>
      <text:h text:style-name="P52" text:outline-level="1"><text:bookmark-start text:name="__RefHeading__16092_1554739287"/>Despliegue del <text:span text:style-name="T11">componente</text:span> en el ESB<text:bookmark-end text:name="__RefHeading__16092_1554739287"/></text:h>
      <text:p text:style-name="Text_20_body"/>
      <text:p text:style-name="P12">Esta versión es una actualización de la versión 1.0.0, por lo que previamente se tendrá que desinstalar dicha versión. Para realizar esta acción, desde la consola de administración acceder a Manage → Carbon Applications → List y pulsar sobre “Delete” en la entrada correspondiente a la versión 1.0.0</text:p>
      <text:p text:style-name="P11"/>
      <text:p text:style-name="P11">Para desplegar el <text:span text:style-name="T12">nuevo componente</text:span>, se utilizará el fichero suministrado <text:span text:style-name="T11">FRAMEWORK_PLATINA</text:span>_1.<text:span text:style-name="T12">1</text:span>.0.car, que desplegará todos los <text:span text:style-name="T11">artefactos</text:span> necesarios.</text:p>
      <text:p text:style-name="P11"/>
      <text:p text:style-name="P11">Para desplegar el fichero, solo tendremos que acceder a la consola de administración del ESB y dentro de la pestaña MAIN → Carbon Applications → Add , seleccionaremos el archivo proporcionado y pulsaremos sobre “Upload”</text:p>
      <text:p text:style-name="P11"/>
      <text:p text:style-name="P11">Al finalizar el despliegue, se deben haber creado los siguientes artefactos en el BUS:</text:p>
      <text:p text:style-name="P11"/>
      <text:list xml:id="list1769903237806354436" text:style-name="L3">
        <text:list-item>
          <text:p text:style-name="P45">Secuencia: FP_CAPTURAR_MENSAJE</text:p>
        </text:list-item>
        <text:list-item>
          <text:p text:style-name="P45">Secuencia: FP_NOTIFICACION_ERROR</text:p>
        </text:list-item>
        <text:list-item>
          <text:p text:style-name="P45">Secuencia: FP_RECOPILAR_PROPIEDADES</text:p>
        </text:list-item>
        <text:list-item>
          <text:p text:style-name="P46">Secuencia: FP_AUTENTICAR_HTTP_BASIC (Nueva en la versión)</text:p>
        </text:list-item>
        <text:list-item>
          <text:p text:style-name="P46">Secuencia: FP_MULTIREF_PLAIN (<text:span text:style-name="T13">N</text:span>ueva en la versión)</text:p>
          <text:p text:style-name="P47"/>
        </text:list-item>
      </text:list>
      <text:p text:style-name="P16"/>
      <text:p text:style-name="P16">y las siguientes entradas en el registro:</text:p>
      <text:p text:style-name="P16"/>
      <text:p text:style-name="P14">/_system/config/bamServerProfiles/<text:span text:style-name="T11">FRAMEWORK_PLATINA</text:span></text:p>
      <text:p text:style-name="P14">/_<text:span text:style-name="T12">system/config/repository/servicios/FRAMEWORK_PLATINA/componerEmail.js</text:span></text:p>
      <text:p text:style-name="P15"><text:soft-page-break/>/_<text:span text:style-name="T12">system/config/repository/servicios/FRAMEWORK_PLATINA/PLANTILLAS_XSLT/FP_XSLT_MULTIREF_PLAIN.xslt</text:span></text:p>
      <text:p text:style-name="P14"/>
      <text:p text:style-name="P16"/>
      <text:p text:style-name="P16">Si existen todos esos artefactos, el <text:span text:style-name="T11">componente</text:span> se ha desplegado correctamente.</text:p>
      <text:p text:style-name="P16"/>
      <text:h text:style-name="P51" text:outline-level="1"><text:bookmark-start text:name="__RefHeading___Toc1074_390463223"/>Configuración adicional en ESB<text:bookmark-end text:name="__RefHeading___Toc1074_390463223"/></text:h>
      <text:p text:style-name="P16"/>
      <text:p text:style-name="P16">Una vez desplegado los artefactos, es necesario realizar algunas modificaciones adicionales para adaptarlos al entorno. A continuación se describen estas modificaciones.</text:p>
      <text:p text:style-name="P16"/>
      <text:p text:style-name="P18"/>
      <text:p text:style-name="P18"/>
      <text:h text:style-name="P56" text:outline-level="2"><text:bookmark-start text:name="__RefHeading___Toc1078_390463223"/>Actualización profile de BAM<text:bookmark-end text:name="__RefHeading___Toc1078_390463223"/></text:h>
      <text:p text:style-name="P19"/>
      <text:p text:style-name="P13"><text:span text:style-name="T7">Es necesario actualizar el profile por defecto de BAM, para que apunte a la instancia correcta de BAM. Para ello accederemos a la pestaña “Configure → BAM Server Profile” y pulsaremos sobre “Edit” en el profile “</text:span><text:span text:style-name="T8">FRAMEWORK_PLATINA</text:span><text:span text:style-name="T7">”. En dicha pestaña se </text:span><text:span text:style-name="T9">deberán</text:span><text:span text:style-name="T7"> </text:span><text:span text:style-name="T9">actualizar</text:span><text:span text:style-name="T7"> los siguientes datos en caso de ser necesario:</text:span></text:p>
      <text:p text:style-name="P19"/>
      <text:p text:style-name="P37">User Name: Nombre usuario administrador de BAM</text:p>
      <text:p text:style-name="P37">Password: Contraseña</text:p>
      <text:p text:style-name="P37">IP Address: Dirección de la instancia de BAM</text:p>
      <text:p text:style-name="P37">Authentication Port: Puerto Apache Thrift.</text:p>
      <text:p text:style-name="P19"/>
      <text:p text:style-name="P19">Una vez modificados todos los valores, pulsaremos sobre “Save” para persistir los datos.</text:p>
      <text:p text:style-name="P19"/>
      <text:h text:style-name="Heading_20_2" text:outline-level="2">Actualización propiedades en secuencia de mediación</text:h>
      <text:p text:style-name="Text_20_body"/>
      <text:p text:style-name="P49">Es esta versión, en las notificaciones de error, se indica el entorno al que pertenece una determinada notificación, por lo que es necesario actualizar el valor en la propiedad correspondiente. Para ello se deberá actualizar la secuencia <text:span text:style-name="T14">FP_RECOPILAR_PROPIEDADES</text:span> y establecer el valor de la propiedad “<text:span text:style-name="T14">ENTORNO</text:span>” por el que corresponda al entorno en el que se esta desplegando el componente (DESARROLLO/PREPRODUCCIÓN/PRODUCCIÓN)</text:p>
      <text:p text:style-name="P19"/>
      <text:p text:style-name="P20"><text:soft-page-break/></text:p>
      <text:p text:style-name="P17"/>
      <text:p text:style-name="P16"/>
      <text:p text:style-name="P16"/>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Lucida Grande" svg:font-family="'Lucida Grande', 'Lucida Sans', 'Microsoft Sans Serif', 'Lucida Sans Unicode', Verdana, Sans-serif, 'trebuchet ms'"/>
    <style:font-face style:name="NewsGotT2" svg:font-family="NewsGotT"/>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font-name="NewsGotT" fo:font-family="NewsGotT" style:font-style-name="Predeterminado"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style:shadow="none">
        <style:tab-stops/>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loext: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loext: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loext: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loext: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loext: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loext: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loext: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loext: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2z0" style:family="text">
      <style:text-properties style:font-name="Symbol" fo:font-family="Symbol" style:font-family-generic="roman" style:font-pitch="variable" style:font-charset="x-symbol" fo:font-size="12pt" style:font-size-asian="12pt"/>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3"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3"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loext:contextual-spacing="false"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loext: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officeooo:rsid="000b1e38" officeooo:paragraph-rsid="000b1e38"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NewsGotT2"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7"><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Framework PLATINA</text:subject></text:p>
              <text:p text:style-name="MP3"/>
            </table:table-cell>
            <table:table-cell table:style-name="Tabla2.C1" office:value-type="string">
              <text:p text:style-name="MP4">Consejería de Hacienda y Administración Pública</text:p>
            </table:table-cell>
          </table:table-row>
        </table:table>
        <text:p text:style-name="Standard"/>
      </style:header>
      <style:footer>
        <text:p text:style-name="MP5"><text:span text:style-name="MT1"><text:tab/></text:span>Página <text:page-number text:select-page="current">8</text:page-number> de <text:page-count>8</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389</meta:editing-cycles>
    <meta:editing-duration>P7DT20H28M3S</meta:editing-duration>
    <dc:title>Framework PLATINA</dc:title>
    <dc:date>2012-04-11T16:39:24</dc:date>
    <meta:generator>LibreOffice/4.4.2.2$Linux_X86_64 LibreOffice_project/40m0$Build-2</meta:generator>
    <dc:subject>Framework PLATINA</dc:subject>
    <meta:print-date>2010-09-29T19:12:54</meta:print-date>
    <meta:keyword>1.0</meta:keyword>
    <meta:document-statistic meta:table-count="5" meta:image-count="3" meta:object-count="0" meta:page-count="8" meta:paragraph-count="84" meta:word-count="560" meta:character-count="3958" meta:non-whitespace-character-count="3484"/>
    <meta:user-defined meta:name="Autor">Juan Antonio Campano Berlanga</meta:user-defined>
    <meta:user-defined meta:name="Departamento">Unidad de Proyectos de Sistemas Horizontales</meta:user-defined>
    <meta:user-defined meta:name="Versión del Producto">&lt;Versión del Producto&gt;</meta:user-defined>
  </office:meta>
</office:document-meta>
</file>